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 svg:font-family="Sawasdee" style:font-adornments="Bold" style:font-pitch="variable"/>
    <style:font-face style:name="Sawasdee1"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2">
      <style:paragraph-properties fo:margin-left="0in" fo:margin-right="0in" fo:margin-top="0in" fo:margin-bottom="0in" style:contextual-spacing="false" fo:text-indent="0in" style:auto-text-indent="false"/>
    </style:style>
    <style:style style:name="P4" style:family="paragraph" style:parent-style-name="Text_20_body" style:list-style-name="L3">
      <style:paragraph-properties fo:margin-left="0in" fo:margin-right="0in" fo:margin-top="0in" fo:margin-bottom="0in" style:contextual-spacing="false" fo:text-indent="0in" style:auto-text-indent="false"/>
    </style:style>
    <style:style style:name="P5" style:family="paragraph" style:parent-style-name="Text_20_body" style:list-style-name="L4">
      <style:paragraph-properties fo:margin-left="0in" fo:margin-right="0in" fo:margin-top="0in" fo:margin-bottom="0in" style:contextual-spacing="false" fo:text-indent="0in" style:auto-text-indent="false"/>
    </style:style>
    <style:style style:name="P6" style:family="paragraph" style:parent-style-name="Text_20_body" style:list-style-name="L5">
      <style:paragraph-properties fo:margin-left="0in" fo:margin-right="0in" fo:margin-top="0in" fo:margin-bottom="0in" style:contextual-spacing="false" fo:text-indent="0in" style:auto-text-indent="false"/>
    </style:style>
    <style:style style:name="P7" style:family="paragraph" style:parent-style-name="Text_20_body" style:list-style-name="L6">
      <style:paragraph-properties fo:margin-left="0in" fo:margin-right="0in" fo:margin-top="0in" fo:margin-bottom="0in" style:contextual-spacing="false" fo:text-indent="0in" style:auto-text-indent="false"/>
    </style:style>
    <style:style style:name="P8" style:family="paragraph" style:parent-style-name="Text_20_body" style:list-style-name="L7">
      <style:paragraph-properties fo:margin-left="0in" fo:margin-right="0in" fo:margin-top="0in" fo:margin-bottom="0in" style:contextual-spacing="false" fo:text-indent="0in" style:auto-text-indent="false"/>
    </style:style>
    <style:style style:name="P9" style:family="paragraph" style:parent-style-name="Text_20_body" style:list-style-name="L8">
      <style:paragraph-properties fo:margin-left="0in" fo:margin-right="0in" fo:margin-top="0in" fo:margin-bottom="0in" style:contextual-spacing="false" fo:text-indent="0in" style:auto-text-indent="false"/>
    </style:style>
    <style:style style:name="P10" style:family="paragraph" style:parent-style-name="Text_20_body" style:list-style-name="L9">
      <style:paragraph-properties fo:margin-left="0in" fo:margin-right="0in" fo:margin-top="0in" fo:margin-bottom="0in" style:contextual-spacing="false" fo:text-indent="0in" style:auto-text-indent="false"/>
    </style:style>
    <style:style style:name="P11" style:family="paragraph" style:parent-style-name="Text_20_body" style:list-style-name="L10">
      <style:paragraph-properties fo:margin-left="0in" fo:margin-right="0in" fo:margin-top="0in" fo:margin-bottom="0in" style:contextual-spacing="false" fo:text-indent="0in" style:auto-text-indent="false"/>
    </style:style>
    <style:style style:name="P12" style:family="paragraph" style:parent-style-name="Text_20_body" style:list-style-name="L11">
      <style:paragraph-properties fo:margin-left="0in" fo:margin-right="0in" fo:margin-top="0in" fo:margin-bottom="0in" style:contextual-spacing="false" fo:text-indent="0in" style:auto-text-indent="false"/>
    </style:style>
    <style:style style:name="P13" style:family="paragraph" style:parent-style-name="Text_20_body" style:list-style-name="L12">
      <style:paragraph-properties fo:margin-left="0in" fo:margin-right="0in" fo:margin-top="0in" fo:margin-bottom="0in" style:contextual-spacing="false" fo:text-indent="0in" style:auto-text-indent="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T: 415-779-2701 E: <text:a xlink:type="simple" xlink:href="mailto:jacksenechal@gmail.com"><text:span text:style-name="Definition"><text:span text:style-name="Teletype">jacksenechal@gmail.com</text:span></text:span></text:a></text:p>
      <text:h text:style-name="Heading_20_2" text:outline-level="2">Summary</text:h>
      <text:p text:style-name="First_20_paragraph"><text:span text:style-name="T1">Experience:</text:span></text:p>
      <text:list xml:id="list1912788629377310946" text:style-name="L1">
        <text:list-item>
          <text:p text:style-name="P2">Entrepreneurship</text:p>
        </text:list-item>
        <text:list-item>
          <text:p text:style-name="P2">Software Engineering</text:p>
        </text:list-item>
        <text:list-item>
          <text:p text:style-name="P2">Web applications development</text:p>
        </text:list-item>
        <text:list-item>
          <text:p text:style-name="P2">Project management</text:p>
        </text:list-item>
      </text:list>
      <text:p text:style-name="First_20_paragraph"><text:span text:style-name="T1">Strengths:</text:span></text:p>
      <text:list xml:id="list4098733568731278946" text:style-name="L2">
        <text:list-item>
          <text:p text:style-name="P3">Mathematical problem solving approach</text:p>
        </text:list-item>
        <text:list-item>
          <text:p text:style-name="P3">Attention to fine details</text:p>
        </text:list-item>
        <text:list-item>
          <text:p text:style-name="P3">Great team-work and collaboration</text:p>
        </text:list-item>
        <text:list-item>
          <text:p text:style-name="P3">Ability to synthesize ideas and organize information sets</text:p>
        </text:list-item>
      </text:list>
      <text:p text:style-name="First_20_paragraph"><text:span text:style-name="T1">Passions:</text:span></text:p>
      <text:list xml:id="list5452747675651449224" text:style-name="L3">
        <text:list-item>
          <text:p text:style-name="P4">Seeing the big picture</text:p>
        </text:list-item>
        <text:list-item>
          <text:p text:style-name="P4">Clear, responsive user interfaces</text:p>
        </text:list-item>
        <text:list-item>
          <text:p text:style-name="P4">Clean code, flexible architecture</text:p>
        </text:list-item>
      </text:list>
      <text:h text:style-name="Heading_20_2" text:outline-level="2">Languages, Technologies and Interests</text:h>
      <text:p text:style-name="First_20_paragraph">Programming experience with Ruby, Rails, Java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University of North Carolina at Asheville (May, 2003)</text:p>
      <text:list xml:id="list7959566475962519221" text:style-name="L4">
        <text:list-item>
          <text:p text:style-name="P5">Major in mathematics, minor in computer science</text:p>
        </text:list-item>
        <text:list-item>
          <text:p text:style-name="P5">Undergraduate research in mathematics</text:p>
        </text:list-item>
        <text:list-item>
          <text:p text:style-name="P5">Graduated with distinction in mathematics</text:p>
        </text:list-item>
      </text:list>
      <text:h text:style-name="Heading_20_2" text:outline-level="2"><text:soft-page-break/>Experience</text:h>
      <text:p text:style-name="First_20_paragraph"><text:span text:style-name="T1">OpenTest Pro, LLC</text:span> JAN 2008 - 2011</text:p>
      <text:list xml:id="list988899725845533437" text:style-name="L5">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Independent Contracting</text:span> 2004 - 2009</text:p>
      <text:list xml:id="list3257840960564002926" text:style-name="L6">
        <text:list-item>
          <text:p text:style-name="P7">Turnull &amp; Asser - shirtmakers (2008-2009). Built a virtual showroom for their bespoke department, allowing users to browse fabrics and place orders. Ruby on Rails backend, Flash frontend.</text:p>
        </text:list-item>
        <text:list-item>
          <text:p text:style-name="P7">Idance.net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span text:style-name="T1">OnForce, Inc - New York, NY</text:span> JUNE 2006 - DEC 2007</text:p>
      <text:list xml:id="list6720299521235991194" text:style-name="L7">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span text:style-name="T1">JBA Network - Asheville, NC</text:span> JUNE 2003 - DEC 2006</text:p>
      <text:list xml:id="list8538869836705703396" text:style-name="L8">
        <text:list-item>
          <text:p text:style-name="P9">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text:p>
        </text:list-item>
        <text:list-item>
          <text:p text:style-name="P9">Developed a modular, object ori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1">US Navy FNMOD - Asheville, NC</text:span> MAY 2001 - AUG 2001</text:p>
      <text:list xml:id="list3625593076017538627" text:style-name="L9">
        <text:list-item>
          <text:p text:style-name="P10">Programmer, database designer. Migrated Navy weather data from a flat text format to a MySQL database. Wrote a Java application for quality checking weather data, and converting it to a MySQL-accessible format.</text:p>
        </text:list-item>
      </text:list>
      <text:p text:style-name="First_20_paragraph"><text:soft-page-break/><text:span text:style-name="T1">Freelance - Sydney, Australia</text:span> DEC 1999 - DEC 2000</text:p>
      <text:list xml:id="list3857987702119542126" text:style-name="L10">
        <text:list-item>
          <text:p text:style-name="P11">Web designer, programmer. Developed a Java search engine applet for a CD-ROM based knowledge bank. Various other web development and graphic design projects.</text:p>
        </text:list-item>
      </text:list>
      <text:p text:style-name="First_20_paragraph"><text:span text:style-name="T1">Internet Safety Association - Asheville, NC</text:span> DEC 1998 - DEC 1999</text:p>
      <text:list xml:id="list773925604361653492" text:style-name="L11">
        <text:list-item>
          <text:p text:style-name="P12">Designer, computer technician. HTML and JavaScript programming, graphic design, web design and management, network management, computer repairs and upgrades.</text:p>
        </text:list-item>
      </text:list>
      <text:p text:style-name="First_20_paragraph"><text:span text:style-name="T1">Various - Asheville, NC</text:span> 1996 - 1998</text:p>
      <text:list xml:id="list758451512156637968" text:style-name="L12">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2">Excellent 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 svg:font-family="Sawasdee" style:font-adornments="Bold" style:font-pitch="variable"/>
    <style:font-face style:name="Sawasdee1"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1"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1"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1" fo:font-family="Sawasdee" style:font-style-name="Regular" style:font-pitch="variable" style:text-underline-style="dash" style:text-underline-width="auto" style:text-underline-color="#b2b2b2"/>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7T15:46:28.200832660</dc:date>
    <dc:creator>Jack Senechal</dc:creator>
    <meta:generator>LibreOffice/4.1.3.2$Linux_X86_64 LibreOffice_project/410m0$Build-2</meta:generator>
    <meta:editing-duration>PT31M15S</meta:editing-duration>
    <meta:editing-cycles>7</meta:editing-cycles>
    <meta:document-statistic meta:table-count="0" meta:image-count="0" meta:object-count="0" meta:page-count="3" meta:paragraph-count="54" meta:word-count="607" meta:character-count="4216" meta:non-whitespace-character-count="3693"/>
  </office:meta>
</office:document-meta>
</file>